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208e0e" officeooo:paragraph-rsid="00296203"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4pt" fo:language="zxx" fo:country="none" fo:font-weight="bold" officeooo:rsid="0010799e" officeooo:paragraph-rsid="0010799e" style:font-size-asian="12.25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fo:font-size="14pt" fo:language="zxx" fo:country="none" fo:font-weight="bold" officeooo:rsid="0010799e" officeooo:paragraph-rsid="0010799e" style:font-size-asian="12.25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start" style:justify-single-word="false"/>
      <style:text-properties fo:font-size="12pt" fo:language="zxx" fo:country="none" fo:font-weight="normal" officeooo:rsid="0010799e" officeooo:paragraph-rsid="0010799e"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zxx" fo:country="none" fo:font-weight="normal" officeooo:rsid="0014e9d1" officeooo:paragraph-rsid="0014e9d1"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zxx" fo:country="none" fo:font-weight="normal" officeooo:rsid="001a24f9" officeooo:paragraph-rsid="001a24f9"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zxx" fo:country="none" fo:font-weight="normal" officeooo:rsid="001dc4a9" officeooo:paragraph-rsid="001dc4a9"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zxx" fo:country="none" fo:font-weight="normal" officeooo:rsid="00208e0e" officeooo:paragraph-rsid="00208e0e"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zxx" fo:country="none" fo:font-weight="bold" officeooo:rsid="0014e9d1" officeooo:paragraph-rsid="0014e9d1"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fo:font-size="12pt" fo:language="zxx" fo:country="none" fo:font-weight="bold" officeooo:rsid="001dc4a9" officeooo:paragraph-rsid="001dc4a9" style:font-size-asian="10.5pt" style:language-asian="zxx" style:country-asian="none" style:font-weight-asian="bold" style:font-size-complex="12pt" style:language-complex="zxx" style:country-complex="none" style:font-weight-complex="bold"/>
    </style:style>
    <style:style style:name="T1" style:family="text">
      <style:text-properties fo:font-size="12pt" style:font-size-asian="10.5pt" style:font-size-complex="12pt"/>
    </style:style>
    <style:style style:name="T2" style:family="text">
      <style:text-properties fo:font-size="12pt" officeooo:rsid="001829ec" style:font-size-asian="10.5pt" style:font-size-complex="12pt"/>
    </style:style>
    <style:style style:name="T3" style:family="text">
      <style:text-properties officeooo:rsid="00126997"/>
    </style:style>
    <style:style style:name="T4" style:family="text">
      <style:text-properties officeooo:rsid="00166ec5"/>
    </style:style>
    <style:style style:name="T5" style:family="text">
      <style:text-properties officeooo:rsid="001c272f"/>
    </style:style>
    <style:style style:name="T6" style:family="text">
      <style:text-properties officeooo:rsid="001f7448"/>
    </style:style>
    <style:style style:name="T7" style:family="text">
      <style:text-properties officeooo:rsid="0022498c"/>
    </style:style>
    <style:style style:name="T8" style:family="text">
      <style:text-properties officeooo:rsid="002342b7"/>
    </style:style>
    <style:style style:name="T9" style:family="text">
      <style:text-properties officeooo:rsid="0028245a"/>
    </style:style>
    <style:style style:name="T10" style:family="text">
      <style:text-properties officeooo:rsid="002deff2"/>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officeooo:rsid="0028245a" style:language-asian="zxx" style:country-asian="none" style:language-complex="zxx" style:country-complex="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yöselostus</text:p>
      <text:p text:style-name="P3"><text:span text:style-name="T1"><text:line-break/>Peliohje</text:span><text:span text:style-name="T2">ita</text:span></text:p>
      <text:p text:style-name="P4"/>
      <text:p text:style-name="P4">Auton saa liikkumaan <text:span text:style-name="T4">painamalla</text:span> W <text:span text:style-name="T4">tai</text:span> S. Saattaa toimia myös peliohjaimella, sillä käytin Unity<text:span text:style-name="T3">n oletusinputteja Horizontal ja Vertical. Muuta inputtia ei tarvita.</text:span></text:p>
      <text:p text:style-name="P4"/>
      <text:p text:style-name="P9">Muokkaaminen</text:p>
      <text:p text:style-name="P5"/>
      <text:p text:style-name="P6">Kaikki autoon liittyvät säädöt, renkaiden jousitus, moottorien nopeus, vääntö, sekä vetotapa, löytyvät auton rungon komponentteina: Car → body.</text:p>
      <text:p text:style-name="P6"><text:tab/><text:span text:style-name="T5">Kentän generointi puolestaan on liitetty GameManager -objektiin, josta voi muokata aloitussijaintia, generoitavien alustojen maksimikulmaa ja kokoa, sekä kerrallaan pelissä olevien alustojen määrää (eli kuinka usein niitä generoidaan lisää).</text:span></text:p>
      <text:p text:style-name="P6"/>
      <text:p text:style-name="P10">Toteutus</text:p>
      <text:p text:style-name="P10"/>
      <text:p text:style-name="P7">Auton toteutustapa oli Unitystä valmiiksi löytyvien wheel jointtien ja rigidbodyjen myötä ilmiselvä. Pyörää ei kannata lähteä keksimään uudestaan (kirjaimellisesti!), kun wheel jointeissa on kaikki tarvittavat ominaisuudet. <text:span text:style-name="T6">Näiden käyttö oli minulle uutta, mutta lopputulos on mielestäni toimiva.</text:span></text:p>
      <text:p text:style-name="P7"><text:tab/>Auton hallintaan kirjoitin skriptin CarControl, joka <text:span text:style-name="T6">hyödyntää em. wheel jointien motor -ominaisuutta, lisäten nopeutta ja vääntöä riippuen, riippuen valitusta vetotavasta. Lisäsin myös mahdollisuuden pyörittää autoa ilmassa, joka voisi olla hyvä ominaisuus etenkin moottoripyörän tapauksessa.</text:span></text:p>
      <text:p text:style-name="P7"/>
      <text:p text:style-name="P8">Kentän generointi vaati hieman enemmän harkintaa, sillä vaihtoehtoisia toteutustapoja on useita, ja kaikissa vaikuttaa olevan hyvät ja huonot puolensa. <text:span text:style-name="T7">Nykyisessä ratkaisussa luodaan kopioita pitkänmallisesta suorakulmaisesta alustasta, joka on tallennettu prefabina. Alustoja säilötään jonorakenteessa, ja uusia luodaan aina edellisen perään, säätäen kulma ja pituus satunnaiseksi määritellyllä välillä. Resurssien säästämiseksi uusia ei luoda, ennen kuin pelaaja on saavuttanut tietyn pisteen (leveltrigger), ja samalla poistetaan yhtä suuri määrä vanhoja kentän alusta.</text:span></text:p>
      <text:p text:style-name="P8"><text:tab/><text:span text:style-name="T10">Proseduraalisuutta olisi voinut hallinnoida myös perustuen pelaajan sijaintiin, mutta päädyin <text:s/>käyttämään funktiokutsun lähettävää trigger -objektia, koska se vie ymmärtääkseni vähemmän resursseja, kuin jatkuva sijainnin vertailu Update-funktiossa.</text:span></text:p>
      <text:p text:style-name="P8"><text:tab/><text:span text:style-name="T8">Lopputulos ei ole kovin esteettinen, mutta pelattavuus on hyvä. Kentän haastavuutta on helppo muokata maksimikulmaa ja pituutta hienosäätämällä. Lisäksi toteutus ei vaatinut kovin montaa riviä koodia, ja sitä olisi suhteellisen helppo parantaa esim. lisäämällä valmiita hyppyreitä ja esteitä satunnaisiin paikkoihin mikäli pelillisyyttä haluttaisin lisätä.</text:span></text:p>
      <text:p text:style-name="P1"><text:span text:style-name="T11"><text:tab/></text:span><text:span text:style-name="T12">Toinen vaihtoehto, johon tutustuin, olisi ollut generoida kentän geometria ajonaikaisesti. Näin olisi saanut kenttään myös kaarevia mäkiä kuten esikuva Hill Climb Racingissa, käyttämällä Bezier-käyriä (</text:span><text:a xlink:type="simple" xlink:href="https://en.wikipedia.org/wiki/Bézier_curve" text:style-name="Internet_20_link" text:visited-style-name="Visited_20_Internet_20_Link"><text:span text:style-name="T12">https://en.wikipedia.org/wiki/B%C3%A9zier_curve</text:span></text:a><text:span text:style-name="T12">), ja Unityn Mesh -luokkaa (</text:span><text:a xlink:type="simple" xlink:href="https://docs.unity3d.com/ScriptReference/Mesh.html" text:style-name="Internet_20_link" text:visited-style-name="Visited_20_Internet_20_Link"><text:span text:style-name="T12">https://docs.unity3d.com/ScriptReference/Mesh.html</text:span></text:a><text:span text:style-name="T12">). Ongelmaksi kuitenkin muodostui hyvin pian se, että meshit ovat pelimoottorissa kolmiulotteisia, jolloin törmäykset täysin kaksiulotteisten spritejen kanssa eivät toimi suoraan (collider2D vs. collider). Vastaavaa toiminnallisuutta en toistaiseksi löytänyt Spriteist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8:57:58.780000000</meta:creation-date>
    <dc:date>2017-02-13T19:46:44.589000000</dc:date>
    <meta:editing-duration>PT47M13S</meta:editing-duration>
    <meta:editing-cycles>30</meta:editing-cycles>
    <meta:generator>LibreOffice/5.2.3.3$Windows_x86 LibreOffice_project/d54a8868f08a7b39642414cf2c8ef2f228f780cf</meta:generator>
    <meta:document-statistic meta:table-count="0" meta:image-count="0" meta:object-count="0" meta:page-count="1" meta:paragraph-count="13" meta:word-count="339" meta:character-count="2957" meta:non-whitespace-character-count="2624"/>
  </office:meta>
</office:document-meta>
</file>